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3pt" fo:font-style="normal" style:text-underline-style="none" fo:font-weight="bold" officeooo:paragraph-rsid="00141d9f" style:text-blinking="false" fo:background-color="transparent" style:font-size-asian="13pt" style:font-size-complex="13pt"/>
    </style:style>
    <style:style style:name="P2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style:text-underline-style="none" officeooo:paragraph-rsid="00141d9f" style:text-blinking="false" fo:background-color="transparent"/>
    </style:style>
    <style:style style:name="P3" style:family="paragraph" style:parent-style-name="Heading_20_3">
      <style:paragraph-properties fo:margin-left="0cm" fo:margin-right="0cm" fo:margin-top="0.494cm" fo:margin-bottom="0.141cm" style:contextual-spacing="false" fo:line-height="138%" fo:text-indent="0cm" style:auto-text-indent="false" style:writing-mode="lr-tb"/>
      <style:text-properties style:font-name="Liberation Serif"/>
    </style:style>
    <style:style style:name="P4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style:font-name="Liberation Serif"/>
    </style:style>
    <style:style style:name="P5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style:font-name="Liberation Serif" officeooo:paragraph-rsid="00141d9f"/>
    </style:style>
    <style:style style:name="P6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paragraph-rsid="00141d9f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2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paragraph-rsid="00141d9f" style:text-blinking="false" fo:background-color="transparent"/>
    </style:style>
    <style:style style:name="P13" style:family="paragraph" style:parent-style-name="Heading_20_3">
      <style:paragraph-properties fo:margin-left="0cm" fo:margin-right="0cm" fo:margin-top="0.494cm" fo:margin-bottom="0.141cm" style:contextual-spacing="false" fo:line-height="138%" fo:text-indent="0cm" style:auto-text-indent="false" style:writing-mode="lr-tb"/>
      <style:text-properties style:font-name="Liberation Serif" officeooo:paragraph-rsid="00141d9f"/>
    </style:style>
    <style:style style:name="P14" style:family="paragraph" style:parent-style-name="Text_20_body" style:list-style-name="L3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style:font-name="Liberation Serif"/>
    </style:style>
    <style:style style:name="P15" style:family="paragraph" style:parent-style-name="Text_20_body" style:list-style-name="L3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</style:style>
    <style:style style:name="P16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style:font-name="Liberation Serif"/>
    </style:style>
    <style:style style:name="P17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4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text-properties style:font-name="Liberation Serif"/>
    </style:style>
    <style:style style:name="T1" style:family="text">
      <style:text-properties officeooo:rsid="00141d9f"/>
    </style:style>
    <style:style style:name="T2" style:family="text">
      <style:text-properties fo:font-size="11pt" fo:font-style="normal" fo:font-weight="normal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3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style:font-name="Liberation Seri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aefd409-7fff-3f4c-79a2-d74ed3ecc154"/>Вакансия: Менеджер по <text:span text:style-name="T1">работе с</text:span> корпоративны<text:span text:style-name="T1">ми</text:span> клиент<text:span text:style-name="T1">ами</text:span> (B2B)</text:p>
      <text:p text:style-name="P2">📍 <text:span text:style-name="T2">Москва | гибридный формат | от 80 000 ₽ + бонусы</text:span></text:p>
      <text:h text:style-name="P3" text:outline-level="3"><text:span text:style-name="T3">О компании</text:span></text:h>
      <text:p text:style-name="P4"><text:span text:style-name="T4">Мы в </text:span><text:span text:style-name="T5">EcoLogic Solutions</text:span><text:span text:style-name="T6"> </text:span><text:span text:style-name="T4">создаём сервис полного цикла по внедрению экологических решений для бизнеса.<text:line-break/>Наши клиенты — это компании, которые хотят быть современными, ответственными и заботиться о будущем.</text:span></text:p>
      <text:p text:style-name="P5"><text:span text:style-name="T4">Мы проводим аудит отходов, внедряем системы раздельного сбора, организуем вывоз и гарантируем, что всё действительно уходит на переработку, а не на свалку.<text:line-break/>Мы продаём не просто услуги, а «чистую совесть» и экологичный имидж.</text:span></text:p>
      <text:p text:style-name="P6">Нам важны честность, системность и ответственность. Мы верим, что бизнес может менять мир к лучшему — и начинаем с себя.</text:p>
      <text:h text:style-name="P3" text:outline-level="3"><text:span text:style-name="T3">Чем предстоит заниматься:</text:span></text:h>
      <text:list text:style-name="L1">
        <text:list-item>
          <text:p text:style-name="P7">сопровождать корпоративных клиентов на всех этапах работы</text:p>
        </text:list-item>
        <text:list-item>
          <text:p text:style-name="P8">выявлять экологические потребности бизнеса и предлагать решения</text:p>
        </text:list-item>
        <text:list-item>
          <text:p text:style-name="P8">организовывать запуск новых проектов совместно с командой</text:p>
        </text:list-item>
        <text:list-item>
          <text:p text:style-name="P8">контролировать процессы вывоза и переработки отходов</text:p>
        </text:list-item>
        <text:list-item>
          <text:p text:style-name="P9">поддерживать высокий уровень доверия и удовлетворённости клиентов</text:p>
        </text:list-item>
      </text:list>
      <text:h text:style-name="P3" text:outline-level="3"><text:span text:style-name="T3">Мы ждём от вас:</text:span></text:h>
      <text:list text:style-name="L2">
        <text:list-item>
          <text:p text:style-name="P10">опыт работы с клиентами от 1 года (желательно B2B)</text:p>
        </text:list-item>
        <text:list-item>
          <text:p text:style-name="P11">уверенного общения с представителями бизнеса на разных уровнях;</text:p>
        </text:list-item>
        <text:list-item>
          <text:p text:style-name="P11">навык вести несколько задач одновременно и соблюдать сроки.</text:p>
        </text:list-item>
        <text:list-item>
          <text:p text:style-name="P12">готовность брать ответственность и доводить дела до конц<text:span text:style-name="T1">а</text:span></text:p>
        </text:list-item>
      </text:list>
      <text:h text:style-name="P13" text:outline-level="3"><text:span text:style-name="T3">Важно для нас:</text:span></text:h>
      <text:list text:style-name="L3">
        <text:list-item>
          <text:p text:style-name="P14"><text:span text:style-name="T7">Ответственность</text:span><text:span text:style-name="T4"> — </text:span>мы работаем с компаниями, которые доверяют нам свой экологический имидж.</text:p>
        </text:list-item>
        <text:list-item>
          <text:p text:style-name="P15"><text:soft-page-break/><text:span text:style-name="Strong_20_Emphasis"><text:span text:style-name="T8">Инициативность</text:span></text:span><text:span text:style-name="T9"> — ценим сотрудников, которые сами видят, что можно улучшить.</text:span></text:p>
        </text:list-item>
        <text:list-item>
          <text:p text:style-name="P16"><text:span text:style-name="T7">Прозрачность</text:span><text:span text:style-name="T4"> — </text:span>открыто говорим и о достижениях, и о сложностях.</text:p>
        </text:list-item>
        <text:list-item>
          <text:p text:style-name="P16"><text:span text:style-name="T7">Командность</text:span><text:span text:style-name="T4"> — </text:span>у нас не «каждый за себя», а общее дело, ради которого мы объединяем усилия.</text:p>
        </text:list-item>
        <text:list-item>
          <text:p text:style-name="P17"><text:span text:style-name="Strong_20_Emphasis"><text:span text:style-name="T8">Ориентация на результат</text:span></text:span><text:span text:style-name="T9"> — мы меняем систему отходов компаний, а не просто «делаем галочки в отчёте».</text:span></text:p>
        </text:list-item>
      </text:list>
      <text:h text:style-name="P3" text:outline-level="3"><text:span text:style-name="T3">Мы предлагаем:</text:span></text:h>
      <text:list text:style-name="L4">
        <text:list-item>
          <text:p text:style-name="P18">гибридный формат работы</text:p>
        </text:list-item>
        <text:list-item>
          <text:p text:style-name="P19">систему бонусов за вклад в развитие клиентов</text:p>
        </text:list-item>
        <text:list-item>
          <text:p text:style-name="P19">участие в экологических проектах и реальную возможность менять мир</text:p>
        </text:list-item>
        <text:list-item>
          <text:p text:style-name="P19">карьерное развитие внутри компании</text:p>
        </text:list-item>
        <text:list-item>
          <text:p text:style-name="P20">атмосферу, где ценят экологическую ответственность, открытость и инициативность.<text:span text:style-name="T4"/></text:p>
        </text:list-item>
      </text:list>
      <text:p text:style-name="P4"><text:span text:style-name="T4">Если вам близка идея «зелёного бизнеса» и вы хотите расти вместе с нами — будем рады видеть вас в нашей команде!</text:span></text:p>
      <text:p text:style-name="P21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4T13:52:29.125136290</meta:creation-date>
    <dc:date>2025-09-24T14:03:02.701119383</dc:date>
    <meta:editing-duration>PT22S</meta:editing-duration>
    <meta:editing-cycles>1</meta:editing-cycles>
    <meta:document-statistic meta:table-count="0" meta:image-count="0" meta:object-count="0" meta:page-count="2" meta:paragraph-count="31" meta:word-count="309" meta:character-count="2054" meta:non-whitespace-character-count="1785"/>
    <meta:generator>LibreOffice/25.2.6.2$Linux_X86_64 LibreOffice_project/520$Build-2</meta:generator>
  </office:meta>
</office:document-meta>
</file>